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udul Buku: "CPP Lanjutan: Penerapan Praktis dalam Pemrograman C++"</text:p>
      <text:p text:style-name="Standard"/>
      <text:p text:style-name="Standard">Pendahuluan:</text:p>
      <text:p text:style-name="Standard">- Pengantar tentang kebutuhan pemrograman C++ lanjutan</text:p>
      <text:p text:style-name="Standard">- Review singkat konsep dasar C++ yang relevan</text:p>
      <text:p text:style-name="Standard"/>
      <text:p text:style-name="Standard">Bab 1: Pemrograman Generik dan Template</text:p>
      <text:p text:style-name="Standard">1.1. Pemahaman lebih lanjut tentang template</text:p>
      <text:p text:style-name="Standard">1.2. Pemrograman generik dengan template</text:p>
      <text:p text:style-name="Standard">1.3. Template kelas dan fungsi</text:p>
      <text:p text:style-name="Standard">1.4. Penggunaan template pada kontainer STL</text:p>
      <text:p text:style-name="Standard"/>
      <text:p text:style-name="Standard">Bab 2: Pemrograman Berorientasi Objek Lanjutan</text:p>
      <text:p text:style-name="Standard">2.1. Pewarisan dan polimorfisme</text:p>
      <text:p text:style-name="Standard">2.2. Penerapan polimorfisme dengan abstract base class dan virtual function</text:p>
      <text:p text:style-name="Standard">2.3. Multiple inheritance dan diamond problem</text:p>
      <text:p text:style-name="Standard">2.4. Konsep virtual destructor</text:p>
      <text:p text:style-name="Standard">2.5. Penggunaan mixin dan static polymorphism</text:p>
      <text:p text:style-name="Standard"/>
      <text:p text:style-name="Standard">Bab 3: Exception Handling yang Lebih Lanjut</text:p>
      <text:p text:style-name="Standard">3.1. Membuat dan mengelola kelas eksepsi kustom</text:p>
      <text:p text:style-name="Standard">3.2. Hierarki eksepsi dan penanganan eksepsi yang lebih kompleks</text:p>
      <text:p text:style-name="Standard">3.3. Penggunaan noexcept dan throw specification</text:p>
      <text:p text:style-name="Standard"/>
      <text:p text:style-name="Standard">Bab 4: Pemrograman dengan Pustaka Boost</text:p>
      <text:p text:style-name="Standard">4.1. Pengenalan tentang Boost</text:p>
      <text:p text:style-name="Standard">4.2. Pemrograman dengan Boost Smart Pointers</text:p>
      <text:p text:style-name="Standard">4.3. Pemrograman dengan Boost Regex</text:p>
      <text:p text:style-name="Standard">4.4. Pemrograman dengan Boost Asio (untuk pemrograman jaringan)</text:p>
      <text:p text:style-name="Standard">4.5. Pemrograman dengan Boost Unit Test Framework</text:p>
      <text:p text:style-name="Standard"/>
      <text:p text:style-name="Standard">Bab 5: Pemrograman Multithreading dan Concurrency</text:p>
      <text:p text:style-name="Standard">5.1. Pemahaman dasar tentang multithreading</text:p>
      <text:p text:style-name="Standard">5.2. Penggunaan thread, mutex, dan condition variable dalam C++</text:p>
      <text:p text:style-name="Standard">5.3. Penggunaan atomic dan memory ordering</text:p>
      <text:p text:style-name="Standard">5.4. Pengenalan pemrograman paralel dengan C++11 dan C++17</text:p>
      <text:p text:style-name="Standard"/>
      <text:p text:style-name="Standard">Bab 6: Pemrograman dengan Library Eksternal</text:p>
      <text:p text:style-name="Standard">6.1. Pengenalan tentang pustaka eksternal populer (misalnya, OpenCV, OpenGL)</text:p>
      <text:p text:style-name="Standard">6.2. Integrasi pustaka eksternal dalam proyek C++</text:p>
      <text:p text:style-name="Standard">6.3. Contoh penggunaan pustaka eksternal dalam aplikasi nyata</text:p>
      <text:p text:style-name="Standard"/>
      <text:p text:style-name="Standard">Bab 7: Optimisasi Kinerja dan Pengoptimalan Kode</text:p>
      <text:p text:style-name="Standard">7.1. Pemahaman dasar tentang optimisasi kinerja</text:p>
      <text:p text:style-name="Standard">7.2. Strategi pengoptimalan kinerja pada level kode C++</text:p>
      <text:p text:style-name="Standard">7.3. Penggunaan alat pengukuran kinerja dan profil kode</text:p>
      <text:p text:style-name="Standard"/>
      <text:p text:style-name="Standard">Penutup:</text:p>
      <text:p text:style-name="Standard">- Ringkasan dan tinjauan kembali konsep-konsep yang telah dipelajari</text:p>
      <text:p text:style-name="Standard"><text:soft-page-break/>- Saran untuk pengembangan lebih lanjut dalam pemrograman C++ lanjutan</text:p>
      <text:p text:style-name="Standard"/>
      <text:p text:style-name="Standard">Catatan: Buku ini akan membutuhkan pemahaman dasar tentang C++ dan konsep pemrograman berorientasi objek. Buku ini akan fokus pada konsep-konsep lanjutan dan penerapan praktis dalam pemrograman C++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B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B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0:06:10.482231670</meta:creation-date>
    <dc:date>2023-06-11T10:07:08.442437962</dc:date>
    <meta:editing-duration>PT1M</meta:editing-duration>
    <meta:editing-cycles>1</meta:editing-cycles>
    <meta:document-statistic meta:table-count="0" meta:image-count="0" meta:object-count="0" meta:page-count="2" meta:paragraph-count="42" meta:word-count="294" meta:character-count="2141" meta:non-whitespace-character-count="1889"/>
    <meta:generator>LibreOffice/7.2.7.2$Linux_X86_64 LibreOffice_project/20$Build-2</meta:generator>
  </office:meta>
</office:document-meta>
</file>